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7cm" svg:height="0.645cm" svg:x="0.73cm" svg:y="7cm">
          <draw:text-box>
            <text:p><text:span text:style-name="T1"><text:s text:c="2"/></text:span><text:span text:style-name="T1">Subst. <text:s text:c="2"/>Adj. <text:s text:c="2"/>Verb <text:s text:c="2"/>Adv. <text:s text:c="5"/>Anaph. <text:s text:c="3"/>Junkt. <text:s text:c="2"/>Transl. <text:s text:c="2"/>Indices <text:s text:c="6"/>log. <text:s text:c="2"/>affekt.</text:span></text:p>
          </draw:text-box>
        </draw:frame>
        <draw:frame draw:style-name="gr1" draw:text-style-name="P1" draw:layer="layout" svg:width="2.039cm" svg:height="0.645cm" svg:x="2.23cm" svg:y="5cm">
          <draw:text-box>
            <text:p><text:span text:style-name="T1">Vollwörter</text:span></text:p>
          </draw:text-box>
        </draw:frame>
        <draw:frame draw:style-name="gr1" draw:text-style-name="P1" draw:layer="layout" svg:width="2.183cm" svg:height="0.645cm" svg:x="7.73cm" svg:y="5cm">
          <draw:text-box>
            <text:p><text:span text:style-name="T1">Leerwörter</text:span></text:p>
          </draw:text-box>
        </draw:frame>
        <draw:frame draw:style-name="gr1" draw:text-style-name="P1" draw:layer="layout" svg:width="2.183cm" svg:height="0.645cm" svg:x="11.23cm" svg:y="5cm">
          <draw:text-box>
            <text:p><text:span text:style-name="T1">Satzwörter</text:span></text:p>
          </draw:text-box>
        </draw:frame>
        <draw:frame draw:style-name="gr1" draw:text-style-name="P1" draw:layer="layout" svg:width="2.432cm" svg:height="0.645cm" svg:x="4.73cm" svg:y="2.855cm">
          <draw:text-box>
            <text:p><text:span text:style-name="T1">Wortklassen</text:span></text:p>
          </draw:text-box>
        </draw:frame>
        <draw:frame draw:style-name="gr1" draw:text-style-name="P1" draw:layer="layout" svg:width="2.005cm" svg:height="0.645cm" svg:x="11.23cm" svg:y="2.926cm">
          <draw:text-box>
            <text:p><text:span text:style-name="T1">Satzarten</text:span></text:p>
          </draw:text-box>
        </draw:frame>
        <draw:frame draw:style-name="gr1" draw:text-style-name="P1" draw:layer="layout" svg:width="2.195cm" svg:height="0.645cm" svg:x="6.73cm" svg:y="0cm">
          <draw:text-box>
            <text:p><text:span text:style-name="T1">Kategorien</text:span></text:p>
          </draw:text-box>
        </draw:frame>
        <draw:line draw:style-name="gr2" draw:text-style-name="P2" draw:layer="layout" svg:x1="1.73cm" svg:y1="7cm" svg:x2="3.23cm" svg:y2="5.5cm">
          <text:p/>
        </draw:line>
        <draw:line draw:style-name="gr2" draw:text-style-name="P2" draw:layer="layout" svg:x1="2.73cm" svg:y1="7cm" svg:x2="3.23cm" svg:y2="5.5cm">
          <text:p/>
        </draw:line>
        <draw:line draw:style-name="gr2" draw:text-style-name="P2" draw:layer="layout" svg:x1="3.73cm" svg:y1="7cm" svg:x2="3.23cm" svg:y2="5.5cm">
          <text:p/>
        </draw:line>
        <draw:line draw:style-name="gr2" draw:text-style-name="P2" draw:layer="layout" svg:x1="4.23cm" svg:y1="7cm" svg:x2="3.23cm" svg:y2="5.5cm">
          <text:p/>
        </draw:line>
        <draw:line draw:style-name="gr2" draw:text-style-name="P2" draw:layer="layout" svg:x1="7.73cm" svg:y1="7cm" svg:x2="8.73cm" svg:y2="5.5cm">
          <text:p/>
        </draw:line>
        <draw:line draw:style-name="gr2" draw:text-style-name="P2" draw:layer="layout" svg:x1="8.73cm" svg:y1="7cm" svg:x2="8.73cm" svg:y2="5.5cm">
          <text:p/>
        </draw:line>
        <draw:line draw:style-name="gr2" draw:text-style-name="P2" draw:layer="layout" svg:x1="10.23cm" svg:y1="7cm" svg:x2="8.73cm" svg:y2="5.5cm">
          <text:p/>
        </draw:line>
        <draw:line draw:style-name="gr2" draw:text-style-name="P2" draw:layer="layout" svg:x1="11.73cm" svg:y1="7cm" svg:x2="12.23cm" svg:y2="5.5cm">
          <text:p/>
        </draw:line>
        <draw:line draw:style-name="gr2" draw:text-style-name="P2" draw:layer="layout" svg:x1="12.73cm" svg:y1="7cm" svg:x2="12.23cm" svg:y2="5.5cm">
          <text:p/>
        </draw:line>
        <draw:line draw:style-name="gr2" draw:text-style-name="P2" draw:layer="layout" svg:x1="12.23cm" svg:y1="5cm" svg:x2="12.23cm" svg:y2="3.5cm">
          <text:p/>
        </draw:line>
        <draw:line draw:style-name="gr2" draw:text-style-name="P2" draw:layer="layout" svg:x1="3.23cm" svg:y1="5cm" svg:x2="5.73cm" svg:y2="3.5cm">
          <text:p/>
        </draw:line>
        <draw:line draw:style-name="gr2" draw:text-style-name="P2" draw:layer="layout" svg:x1="8.73cm" svg:y1="5cm" svg:x2="5.73cm" svg:y2="3.5cm">
          <text:p/>
        </draw:line>
        <draw:line draw:style-name="gr2" draw:text-style-name="P2" draw:layer="layout" svg:x1="5.73cm" svg:y1="3cm" svg:x2="7.73cm" svg:y2="0.5cm">
          <text:p/>
        </draw:line>
        <draw:line draw:style-name="gr2" draw:text-style-name="P2" draw:layer="layout" svg:x1="12.23cm" svg:y1="3cm" svg:x2="7.73cm" svg:y2="0.5cm">
          <text:p/>
        </draw:line>
        <draw:line draw:style-name="gr3" draw:text-style-name="P2" draw:layer="layout" svg:x1="6.23cm" svg:y1="7cm" svg:x2="3.23cm" svg:y2="5.5cm">
          <text:p/>
        </draw:line>
        <draw:line draw:style-name="gr3" draw:text-style-name="P2" draw:layer="layout" svg:x1="6.23cm" svg:y1="7cm" svg:x2="8.73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0-12-01T01:56:19</dc:date>
    <dc:creator>artur </dc:creator>
    <meta:editing-duration>PT00H12M21S</meta:editing-duration>
    <meta:editing-cycles>2</meta:editing-cycles>
    <meta:generator>OpenOffice.org/3.2$Linux OpenOffice.org_project/320m19$Build-9505</meta:generator>
    <meta:document-statistic meta:object-count="23"/>
  </office:meta>
</office:document-meta>
</file>